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bf448"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7f73d"/>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07f73d" officeooo:paragraph-rsid="0007f73d"/>
    </style:style>
    <style:style style:name="P20" style:family="paragraph" style:parent-style-name="Table_20_Contents">
      <style:text-properties fo:font-weight="bold" officeooo:rsid="000f67fd" officeooo:paragraph-rsid="000abdc6" style:font-weight-asian="bold" style:font-weight-complex="bold"/>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Table_20_Contents" style:list-style-name="L1">
      <style:text-properties fo:font-weight="bold" officeooo:rsid="0007f73d" officeooo:paragraph-rsid="0007f73d" style:font-weight-asian="bold" style:font-weight-complex="bold"/>
    </style:style>
    <style:style style:name="P30" style:family="paragraph" style:parent-style-name="Table_20_Contents">
      <style:text-properties fo:font-weight="bold" officeooo:rsid="003ab0cd" officeooo:paragraph-rsid="003dd202"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07f73d"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bf448"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7" style:family="text">
      <style:text-properties officeooo:rsid="003a55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7">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861504">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9">Initial version submitted for public comment</text:p>
          </table:table-cell>
        </table:table-row>
        <table:table-row table:style-name="TableLine105553163851520">
          <table:table-cell table:style-name="Table2.A2" office:value-type="string">
            <text:p text:style-name="P13"><text:span text:style-name="Page_20_Number"><text:span text:style-name="T3">Feb 6, 2016</text:span></text:span></text:p>
          </table:table-cell>
          <table:table-cell table:style-name="Table2.A2" office:value-type="string">
            <text:p text:style-name="P20"><text:span text:style-name="Page_20_Number"><text:span text:style-name="T2">Feb 20, 2016</text:span></text:span></text:p>
          </table:table-cell>
          <table:table-cell table:style-name="Table2.C2" office:value-type="string">
            <text:p text:style-name="P19">Minor grammatical corrections and readability improvements as well as the following specific changes:</text:p>
            <text:list xml:id="list733374406" text:style-name="L1">
              <text:list-item>
                <text:p text:style-name="P29">4.3 Datagram Rejected</text:p>
              </text:list-item>
              <text:list-item>
                <text:p text:style-name="P29">4.3.1 Error Codes</text:p>
              </text:list-item>
              <text:list-item>
                <text:p text:style-name="P29">6.1 Normal Transmission</text:p>
              </text:list-item>
              <text:list-item>
                <text:p text:style-name="P29">6.2 Rejected Transmission</text:p>
              </text:list-item>
              <text:list-item>
                <text:p text:style-name="P29">7.1 CAN Message Formats</text:p>
              </text:list-item>
              <text:list-item>
                <text:p text:style-name="P29">7.2 CAN States</text:p>
              </text:list-item>
              <text:list-item>
                <text:p text:style-name="P29">7.3.1 Normal Transmission</text:p>
              </text:list-item>
              <text:list-item>
                <text:p text:style-name="P29">7.3.2 Rejected Transmission</text:p>
              </text:list-item>
            </text:list>
          </table:table-cell>
        </table:table-row>
        <table:table-row table:style-name="TableLine105553163859968">
          <table:table-cell table:style-name="Table2.A2" office:value-type="string">
            <text:p text:style-name="P14"><text:span text:style-name="T24">Apr</text:span> <text:span text:style-name="T24">25</text:span>, 202<text:span text:style-name="T24">1</text:span></text:p>
          </table:table-cell>
          <table:table-cell table:style-name="Table2.A2" office:value-type="string">
            <text:p text:style-name="P30">July 2, 2021</text:p>
          </table:table-cell>
          <table:table-cell table:style-name="Table2.C2" office:value-type="string">
            <text:p text:style-name="P16">Changed LCC logo to include the <text:span text:style-name="T25">®</text:span><text:span text:style-name="T26"> symbol</text:span></text:p>
            <text:p text:style-name="P17">Changed “Layout Command Control” to have the <text:span text:style-name="T19">TM</text:span> symbol</text:p>
            <text:p text:style-name="P18">Added <text:span text:style-name="T24">the </text:span>NMRA Legal Disclaimer <text:span text:style-name="T24">fine-print</text:span></text:p>
            <text:p text:style-name="P15">Changed the OpenLCB license to “Creative Commons Attribution-ShareAlike 4.0 International”</text:p>
          </table:table-cell>
        </table:table-row>
        <table:table-row table:style-name="TableLine10555316385689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bf448"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bf448"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Datagram Transport</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text:span><text:span text:style-name="MT14">3</text:span><text:span text:style-name="MT13">.</text:span><text:span text:style-name="MT14">2</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9M7S</meta:editing-duration>
    <meta:generator>LibreOffice/7.0.5.2$MacOSX_X86_64 LibreOffice_project/64390860c6cd0aca4beafafcfd84613dd9dfb63a</meta:generator>
    <dc:date>2021-07-29T18:13:07.196337390</dc:date>
    <meta:printed-by>Bob Jacobsen</meta:printed-by>
    <meta:print-date>2010-09-15T08:46:04</meta:print-date>
    <dc:creator>Alex Shepherd</dc:creator>
    <meta:document-statistic meta:table-count="2" meta:image-count="1" meta:object-count="0" meta:page-count="2" meta:paragraph-count="51" meta:word-count="1236" meta:character-count="8301" meta:non-whitespace-character-count="7098"/>
  </office:meta>
</office:document-meta>
</file>